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8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08%" fo:margin-top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08%" fo:margin-top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8%" fo:margin-top="0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" style:family="paragraph" style:parent-style-name="Standard">
      <style:paragraph-properties fo:break-before="auto" fo:line-height="108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" style:family="paragraph" style:parent-style-name="Standard">
      <style:paragraph-properties fo:break-before="auto" fo:line-height="108%" fo:margin-top="0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7" style:family="paragraph" style:parent-style-name="Standard">
      <style:paragraph-properties fo:break-before="auto" fo:line-height="108%" fo:margin-top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08%" fo:margin-top="0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8%" fo:margin-top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8%" fo:margin-top="0cm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" style:family="paragraph" style:parent-style-name="Standard">
      <style:paragraph-properties fo:break-before="auto" fo:line-height="108%" fo:margin-top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break-before="auto" fo:line-height="108%" fo:margin-top="0cm" style:writing-mode="lr-tb"/>
    </style:style>
    <style:style style:name="T12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3" style:family="paragraph" style:parent-style-name="Standard">
      <style:paragraph-properties fo:break-before="auto" fo:line-height="108%" fo:margin-top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08%" fo:margin-top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5" style:family="paragraph" style:parent-style-name="Standard">
      <style:paragraph-properties fo:break-before="auto" fo:line-height="108%" fo:margin-top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8%" fo:margin-top="0cm" style:writing-mode="lr-tb"/>
    </style:style>
    <style:style style:name="T1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08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08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08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08%" fo:margin-top="0cm" style:writing-mode="lr-tb"/>
    </style:style>
    <style:style style:name="T2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21" style:family="paragraph" style:parent-style-name="Standard">
      <style:paragraph-properties fo:break-before="auto" fo:line-height="108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08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08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08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08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08%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08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08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08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08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08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08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08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08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08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08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08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08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08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Standard">
      <style:paragraph-properties fo:break-before="auto" fo:line-height="108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08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line-height="108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08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line-height="108%" fo:margin-top="0cm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08%" fo:margin-top="0cm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08%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08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08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08%" fo:margin-top="0cm" style:writing-mode="lr-tb"/>
    </style:style>
    <style:style style:name="T49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0" style:family="paragraph" style:parent-style-name="Standard">
      <style:paragraph-properties fo:break-before="auto" fo:line-height="108%" fo:margin-top="0cm" style:writing-mode="lr-tb"/>
    </style:style>
    <style:style style:name="T5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0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1" style:family="paragraph" style:parent-style-name="Standard">
      <style:paragraph-properties fo:break-before="auto" fo:line-height="108%" fo:margin-top="0cm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2" style:family="paragraph" style:parent-style-name="Standard">
      <style:paragraph-properties fo:break-before="auto" fo:line-height="108%" fo:margin-top="0cm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break-before="auto" fo:line-height="108%" fo:margin-top="0cm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break-before="auto" fo:line-height="108%" fo:margin-top="0cm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break-before="auto" fo:line-height="108%" fo:margin-top="0cm" style:writing-mode="lr-tb"/>
    </style:style>
    <style:style style:name="T5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56" style:family="paragraph" style:parent-style-name="Standard">
      <style:paragraph-properties fo:break-before="auto" fo:line-height="108%" fo:margin-top="0cm" style:writing-mode="lr-tb"/>
    </style:style>
    <style:style style:name="T5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6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line-height="108%" fo:margin-top="0cm" style:writing-mode="lr-tb"/>
    </style:style>
    <style:style style:name="T57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P58" style:family="paragraph" style:parent-style-name="Standard">
      <style:paragraph-properties fo:break-before="auto" fo:line-height="108%" fo:margin-top="0cm" style:writing-mode="lr-tb"/>
    </style:style>
    <style:style style:name="T58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P59" style:family="paragraph" style:parent-style-name="Standard">
      <style:paragraph-properties fo:break-before="auto" fo:line-height="108%" fo:margin-top="0cm" style:writing-mode="lr-tb"/>
    </style:style>
    <style:style style:name="T59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P60" style:family="paragraph" style:parent-style-name="Standard">
      <style:paragraph-properties fo:break-before="auto" fo:line-height="108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08%" fo:margin-top="0cm" style:writing-mode="lr-tb"/>
    </style:style>
    <style:style style:name="T61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P62" style:family="paragraph" style:parent-style-name="Standard">
      <style:paragraph-properties fo:break-before="auto" fo:line-height="108%" fo:margin-top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3" style:family="paragraph" style:parent-style-name="Standard">
      <style:paragraph-properties fo:break-before="auto" fo:line-height="108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4" style:family="paragraph" style:parent-style-name="Standard">
      <style:paragraph-properties fo:break-before="auto" fo:line-height="108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5" style:family="paragraph" style:parent-style-name="Standard">
      <style:paragraph-properties fo:break-before="auto" fo:line-height="108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6" style:family="paragraph" style:parent-style-name="Standard">
      <style:paragraph-properties fo:break-before="auto" fo:line-height="108%" fo:margin-top="0cm" fo:margin-bottom="0cm" style:writing-mode="lr-tb"/>
    </style:style>
    <style:style style:name="T6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6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</office:automatic-styles>
  <office:body>
    <office:text>
      <text:p text:style-name="P1"><text:span text:style-name="T1_1">Proposal</text:span></text:p>
      <text:list text:style-name="LS1" xml:id="list0">
        <text:list-item>
          <text:p text:style-name="P2"><text:span text:style-name="T2_1">Team</text:span><text:span text:style-name="T2_2"><text:s/></text:span><text:span text:style-name="T2_3">member</text:span><text:span text:style-name="T2_4"><text:s/></text:span><text:span text:style-name="T2_5">names</text:span></text:p>
          <text:list>
            <text:list-item>
              <text:p text:style-name="P3"><text:span text:style-name="T3_1">Christopher</text:span><text:span text:style-name="T3_2"><text:s/></text:span><text:span text:style-name="T3_3">Henry</text:span></text:p>
            </text:list-item>
            <text:list-item>
              <text:p text:style-name="P4"><text:span text:style-name="T4_1">Andrew</text:span><text:span text:style-name="T4_2"><text:s/></text:span><text:span text:style-name="T4_3">Huggins</text:span></text:p>
            </text:list-item>
            <text:list-item>
              <text:p text:style-name="P5"><text:span text:style-name="T5_1">Reece</text:span><text:span text:style-name="T5_2"><text:s/></text:span><text:span text:style-name="T5_3">Johnston</text:span></text:p>
            </text:list-item>
            <text:list-item>
              <text:p text:style-name="P6"><text:span text:style-name="T6_1">Michael</text:span><text:span text:style-name="T6_2"><text:s/></text:span><text:span text:style-name="T6_3">Jones</text:span></text:p>
            </text:list-item>
            <text:list-item>
              <text:p text:style-name="P7"><text:span text:style-name="T7_1">Vineela</text:span><text:span text:style-name="T7_2"><text:s/></text:span><text:span text:style-name="T7_3">Kakani</text:span></text:p>
            </text:list-item>
            <text:list-item>
              <text:p text:style-name="P8"><text:span text:style-name="T8_1">Saivamsikrishna</text:span><text:span text:style-name="T8_2"><text:s/></text:span><text:span text:style-name="T8_3">Kanukanti</text:span></text:p>
            </text:list-item>
          </text:list>
        </text:list-item>
        <text:list-item>
          <text:p text:style-name="P9"><text:span text:style-name="T9_1">Given</text:span><text:span text:style-name="T9_2"><text:s/></text:span><text:span text:style-name="T9_3">name</text:span></text:p>
          <text:list>
            <text:list-item>
              <text:p text:style-name="P10"><text:span text:style-name="T10_1">Team</text:span><text:span text:style-name="T10_2"><text:s/></text:span><text:span text:style-name="T10_3">C</text:span></text:p>
            </text:list-item>
          </text:list>
        </text:list-item>
        <text:list-item>
          <text:p text:style-name="P11"><text:span text:style-name="T11_1">Our</text:span><text:span text:style-name="T11_2"><text:s/></text:span><text:span text:style-name="T11_3">name</text:span></text:p>
          <text:list>
            <text:list-item>
              <text:p text:style-name="P12"><text:span text:style-name="T12_1">Team</text:span><text:span text:style-name="T12_2"><text:s/></text:span><text:span text:style-name="T12_3">C</text:span></text:p>
            </text:list-item>
          </text:list>
        </text:list-item>
        <text:list-item>
          <text:p text:style-name="P13"><text:span text:style-name="T13_1">Title</text:span><text:span text:style-name="T13_2"><text:s/></text:span><text:span text:style-name="T13_3">of</text:span><text:span text:style-name="T13_4"><text:s/></text:span><text:span text:style-name="T13_5">the</text:span><text:span text:style-name="T13_6"><text:s/></text:span><text:span text:style-name="T13_7">project</text:span></text:p>
          <text:list>
            <text:list-item>
              <text:p text:style-name="P14"><text:span text:style-name="T14_1">Theater</text:span><text:span text:style-name="T14_2"><text:s/></text:span><text:span text:style-name="T14_3">Ticket</text:span><text:span text:style-name="T14_4"><text:s/></text:span><text:span text:style-name="T14_5">Software</text:span></text:p>
            </text:list-item>
          </text:list>
        </text:list-item>
        <text:list-item>
          <text:p text:style-name="P15"><text:span text:style-name="T15_1">A</text:span><text:span text:style-name="T15_2"><text:s/></text:span><text:span text:style-name="T15_3">brief</text:span><text:span text:style-name="T15_4"><text:s/></text:span><text:span text:style-name="T15_5">overview</text:span><text:span text:style-name="T15_6"><text:s/>(</text:span><text:span text:style-name="T15_7">scope</text:span><text:span text:style-name="T15_8">)<text:s/></text:span><text:span text:style-name="T15_9">of</text:span><text:span text:style-name="T15_10"><text:s/></text:span><text:span text:style-name="T15_11">the</text:span><text:span text:style-name="T15_12"><text:s/></text:span><text:span text:style-name="T15_13">project</text:span></text:p>
          <text:list>
            <text:list-item>
              <text:p text:style-name="P16"><text:span text:style-name="T16_1">Deliverables</text:span></text:p>
              <text:list>
                <text:list-item>
                  <text:p text:style-name="P17"><text:span text:style-name="T17_1">Progress</text:span><text:span text:style-name="T17_2"><text:s/></text:span><text:span text:style-name="T17_3">Reports</text:span></text:p>
                </text:list-item>
                <text:list-item>
                  <text:p text:style-name="P18"><text:span text:style-name="T18_1">Requirement</text:span><text:span text:style-name="T18_2"><text:s/></text:span><text:span text:style-name="T18_3">Specification</text:span><text:span text:style-name="T18_4"><text:s/></text:span><text:span text:style-name="T18_5">Document</text:span></text:p>
                </text:list-item>
                <text:list-item>
                  <text:p text:style-name="P19"><text:span text:style-name="T19_1">Project</text:span><text:span text:style-name="T19_2"><text:s/></text:span><text:span text:style-name="T19_3">Management</text:span><text:span text:style-name="T19_4"><text:s/></text:span><text:span text:style-name="T19_5">Document</text:span></text:p>
                </text:list-item>
              </text:list>
            </text:list-item>
            <text:list-item>
              <text:p text:style-name="P20"><text:span text:style-name="T20_1">Functionality</text:span></text:p>
              <text:list>
                <text:list-item>
                  <text:p text:style-name="P21"><text:span text:style-name="T21_1">Purchase</text:span><text:span text:style-name="T21_2"><text:s/></text:span><text:span text:style-name="T21_3">Ticket</text:span></text:p>
                  <text:list>
                    <text:list-item>
                      <text:p text:style-name="P22"><text:span text:style-name="T22_1">get</text:span><text:span text:style-name="T22_2"><text:s/></text:span><text:span text:style-name="T22_3">user</text:span><text:span text:style-name="T22_4"><text:s/></text:span><text:span text:style-name="T22_5">name</text:span></text:p>
                    </text:list-item>
                    <text:list-item>
                      <text:p text:style-name="P23"><text:span text:style-name="T23_1">get</text:span><text:span text:style-name="T23_2"><text:s/></text:span><text:span text:style-name="T23_3">user</text:span><text:span text:style-name="T23_4"><text:s/></text:span><text:span text:style-name="T23_5">address</text:span></text:p>
                    </text:list-item>
                    <text:list-item>
                      <text:p text:style-name="P24"><text:span text:style-name="T24_1">get</text:span><text:span text:style-name="T24_2"><text:s/></text:span><text:span text:style-name="T24_3">user</text:span><text:span text:style-name="T24_4"><text:s/></text:span><text:span text:style-name="T24_5">payment</text:span><text:span text:style-name="T24_6"><text:s/></text:span><text:span text:style-name="T24_7">method</text:span></text:p>
                    </text:list-item>
                    <text:list-item>
                      <text:p text:style-name="P25"><text:span text:style-name="T25_1">update</text:span><text:span text:style-name="T25_2"><text:s/></text:span><text:span text:style-name="T25_3">Ticket</text:span><text:span text:style-name="T25_4"><text:s/></text:span><text:span text:style-name="T25_5">Database</text:span></text:p>
                    </text:list-item>
                  </text:list>
                </text:list-item>
                <text:list-item>
                  <text:p text:style-name="P26"><text:span text:style-name="T26_1">Print</text:span><text:span text:style-name="T26_2"><text:s/></text:span><text:span text:style-name="T26_3">Receipt</text:span></text:p>
                  <text:list>
                    <text:list-item>
                      <text:p text:style-name="P27"><text:span text:style-name="T27_1">print</text:span><text:span text:style-name="T27_2"><text:s/></text:span><text:span text:style-name="T27_3">user</text:span><text:span text:style-name="T27_4"><text:s/></text:span><text:span text:style-name="T27_5">name</text:span></text:p>
                    </text:list-item>
                    <text:list-item>
                      <text:p text:style-name="P28"><text:span text:style-name="T28_1">print</text:span><text:span text:style-name="T28_2"><text:s/></text:span><text:span text:style-name="T28_3">date</text:span></text:p>
                    </text:list-item>
                    <text:list-item>
                      <text:p text:style-name="P29"><text:span text:style-name="T29_1">print</text:span><text:span text:style-name="T29_2"><text:s/></text:span><text:span text:style-name="T29_3">purchase</text:span><text:span text:style-name="T29_4"><text:s/></text:span><text:span text:style-name="T29_5">amount</text:span></text:p>
                    </text:list-item>
                    <text:list-item>
                      <text:p text:style-name="P30"><text:span text:style-name="T30_1">print</text:span><text:span text:style-name="T30_2"><text:s/></text:span><text:span text:style-name="T30_3">ticket</text:span><text:span text:style-name="T30_4"><text:s/></text:span><text:span text:style-name="T30_5">numbers</text:span></text:p>
                    </text:list-item>
                  </text:list>
                </text:list-item>
                <text:list-item>
                  <text:p text:style-name="P31"><text:span text:style-name="T31_1">Purchase</text:span><text:span text:style-name="T31_2"><text:s/></text:span><text:span text:style-name="T31_3">Season</text:span><text:span text:style-name="T31_4"><text:s/></text:span><text:span text:style-name="T31_5">Ticket</text:span></text:p>
                  <text:list>
                    <text:list-item>
                      <text:p text:style-name="P32"><text:span text:style-name="T32_1">set</text:span><text:span text:style-name="T32_2"><text:s/></text:span><text:span text:style-name="T32_3">date</text:span><text:span text:style-name="T32_4"><text:s/></text:span><text:span text:style-name="T32_5">range</text:span><text:span text:style-name="T32_6">/</text:span><text:span text:style-name="T32_7">season</text:span></text:p>
                    </text:list-item>
                    <text:list-item>
                      <text:p text:style-name="P33"><text:span text:style-name="T33_1">get</text:span><text:span text:style-name="T33_2"><text:s/></text:span><text:span text:style-name="T33_3">user</text:span><text:span text:style-name="T33_4"><text:s/></text:span><text:span text:style-name="T33_5">name</text:span></text:p>
                    </text:list-item>
                    <text:list-item>
                      <text:p text:style-name="P34"><text:span text:style-name="T34_1">get</text:span><text:span text:style-name="T34_2"><text:s/></text:span><text:span text:style-name="T34_3">user</text:span><text:span text:style-name="T34_4"><text:s/></text:span><text:span text:style-name="T34_5">address</text:span></text:p>
                    </text:list-item>
                    <text:list-item>
                      <text:p text:style-name="P35"><text:span text:style-name="T35_1">get</text:span><text:span text:style-name="T35_2"><text:s/></text:span><text:span text:style-name="T35_3">user</text:span><text:span text:style-name="T35_4"><text:s/></text:span><text:span text:style-name="T35_5">payment</text:span><text:span text:style-name="T35_6"><text:s/></text:span><text:span text:style-name="T35_7">method</text:span></text:p>
                    </text:list-item>
                    <text:list-item>
                      <text:p text:style-name="P36"><text:span text:style-name="T36_1">update</text:span><text:span text:style-name="T36_2"><text:s/></text:span><text:span text:style-name="T36_3">Ticket</text:span><text:span text:style-name="T36_4"><text:s/></text:span><text:span text:style-name="T36_5">Database</text:span></text:p>
                    </text:list-item>
                  </text:list>
                </text:list-item>
                <text:list-item>
                  <text:p text:style-name="P37"><text:span text:style-name="T37_1">Update</text:span><text:span text:style-name="T37_2"><text:s/></text:span><text:span text:style-name="T37_3">Ticket</text:span><text:span text:style-name="T37_4"><text:s/></text:span><text:span text:style-name="T37_5">Database</text:span></text:p>
                  <text:list>
                    <text:list-item>
                      <text:p text:style-name="P38"><text:span text:style-name="T38_1">update</text:span><text:span text:style-name="T38_2"><text:s/></text:span><text:span text:style-name="T38_3">for</text:span><text:span text:style-name="T38_4"><text:s/></text:span><text:span text:style-name="T38_5">purchase</text:span><text:span text:style-name="T38_6"><text:s/></text:span><text:span text:style-name="T38_7">ticket</text:span></text:p>
                    </text:list-item>
                    <text:list-item>
                      <text:p text:style-name="P39"><text:span text:style-name="T39_1">update</text:span><text:span text:style-name="T39_2"><text:s/></text:span><text:span text:style-name="T39_3">for</text:span><text:span text:style-name="T39_4"><text:s/></text:span><text:span text:style-name="T39_5">purchase</text:span><text:span text:style-name="T39_6"><text:s/></text:span><text:span text:style-name="T39_7">season</text:span><text:span text:style-name="T39_8"><text:s/></text:span><text:span text:style-name="T39_9">ticket</text:span></text:p>
                    </text:list-item>
                    <text:list-item>
                      <text:p text:style-name="P40"><text:span text:style-name="T40_1">update</text:span><text:span text:style-name="T40_2"><text:s/></text:span><text:span text:style-name="T40_3">for</text:span><text:span text:style-name="T40_4"><text:s/></text:span><text:span text:style-name="T40_5">refund</text:span><text:span text:style-name="T40_6"><text:s/></text:span><text:span text:style-name="T40_7">ticket</text:span></text:p>
                    </text:list-item>
                    <text:list-item>
                      <text:p text:style-name="P41"><text:span text:style-name="T41_1">update</text:span><text:span text:style-name="T41_2"><text:s/></text:span><text:span text:style-name="T41_3">for</text:span><text:span text:style-name="T41_4"><text:s/></text:span><text:span text:style-name="T41_5">refund</text:span><text:span text:style-name="T41_6"><text:s/></text:span><text:span text:style-name="T41_7">season</text:span><text:span text:style-name="T41_8"><text:s/></text:span><text:span text:style-name="T41_9">ticket</text:span></text:p>
                    </text:list-item>
                  </text:list>
                </text:list-item>
                <text:list-item>
                  <text:p text:style-name="P42"><text:span text:style-name="T42_1">Cancel</text:span><text:span text:style-name="T42_2"><text:s/></text:span><text:span text:style-name="T42_3">Payment</text:span><text:span text:style-name="T42_4">/</text:span><text:span text:style-name="T42_5">Refund</text:span><text:span text:style-name="T42_6"><text:s/></text:span><text:span text:style-name="T42_7">Purchase</text:span></text:p>
                  <text:list>
                    <text:list-item>
                      <text:p text:style-name="P43"><text:span text:style-name="T43_1">lookup</text:span><text:span text:style-name="T43_2"><text:s/></text:span><text:span text:style-name="T43_3">user</text:span><text:span text:style-name="T43_4"><text:s/></text:span><text:span text:style-name="T43_5">name</text:span></text:p>
                    </text:list-item>
                    <text:list-item>
                      <text:p text:style-name="P44"><text:span text:style-name="T44_1">verify</text:span><text:span text:style-name="T44_2"><text:s/></text:span><text:span text:style-name="T44_3">name</text:span></text:p>
                    </text:list-item>
                    <text:list-item>
                      <text:p text:style-name="P45"><text:span text:style-name="T45_1">verify</text:span><text:span text:style-name="T45_2"><text:s/></text:span><text:span text:style-name="T45_3">address</text:span></text:p>
                    </text:list-item>
                    <text:list-item>
                      <text:p text:style-name="P46"><text:span text:style-name="T46_1">verify</text:span><text:span text:style-name="T46_2"><text:s/></text:span><text:span text:style-name="T46_3">date</text:span></text:p>
                    </text:list-item>
                    <text:list-item>
                      <text:p text:style-name="P47"><text:span text:style-name="T47_1">refund</text:span><text:span text:style-name="T47_2"><text:s/></text:span><text:span text:style-name="T47_3">purchase</text:span><text:span text:style-name="T47_4"><text:s/></text:span><text:span text:style-name="T47_5">amount</text:span></text:p>
                    </text:list-item>
                    <text:list-item>
                      <text:p text:style-name="P48"><text:span text:style-name="T48_1">update</text:span><text:span text:style-name="T48_2"><text:s/></text:span><text:span text:style-name="T48_3">Ticket</text:span><text:span text:style-name="T48_4"><text:s/></text:span><text:span text:style-name="T48_5">Database</text:span></text:p>
                    </text:list-item>
                  </text:list>
                </text:list-item>
              </text:list>
            </text:list-item>
            <text:list-item>
              <text:p text:style-name="P49"><text:span text:style-name="T49_1">Data</text:span></text:p>
            </text:list-item>
            <text:list-item>
              <text:p text:style-name="P50"><text:span text:style-name="T50_1">Technical</text:span><text:span text:style-name="T50_2"><text:s/></text:span><text:span text:style-name="T50_3">Structure</text:span></text:p>
            </text:list-item>
          </text:list>
        </text:list-item>
        <text:list-item>
          <text:p text:style-name="P51"><text:span text:style-name="T51_1">Initial</text:span><text:span text:style-name="T51_2"><text:s/></text:span><text:span text:style-name="T51_3">constraints</text:span><text:span text:style-name="T51_4"><text:s/></text:span><text:span text:style-name="T51_5">or</text:span><text:span text:style-name="T51_6"><text:s/></text:span><text:span text:style-name="T51_7">assumptions</text:span></text:p>
          <text:list>
            <text:list-item>
              <text:p text:style-name="P52"><text:span text:style-name="T52_1">We</text:span><text:span text:style-name="T52_2"><text:s/></text:span><text:span text:style-name="T52_3">have</text:span><text:span text:style-name="T52_4"><text:s/></text:span><text:span text:style-name="T52_5">roughly</text:span><text:span text:style-name="T52_6"><text:s/>8<text:s/></text:span><text:span text:style-name="T52_7">weeks</text:span><text:span text:style-name="T52_8"><text:s/></text:span><text:span text:style-name="T52_9">to</text:span><text:span text:style-name="T52_10"><text:s/></text:span><text:span text:style-name="T52_11">get</text:span><text:span text:style-name="T52_12"><text:s/></text:span><text:span text:style-name="T52_13">the</text:span><text:span text:style-name="T52_14"><text:s/></text:span><text:span text:style-name="T52_15">Requirements</text:span><text:span text:style-name="T52_16"><text:s/></text:span><text:span text:style-name="T52_17">Analysis</text:span><text:span text:style-name="T52_18"><text:s/></text:span><text:span text:style-name="T52_19">and</text:span><text:span text:style-name="T52_20"><text:s/></text:span><text:span text:style-name="T52_21">Specification</text:span></text:p>
            </text:list-item>
            <text:list-item>
              <text:p text:style-name="P53"><text:span text:style-name="T53_1">All</text:span><text:span text:style-name="T53_2"><text:s/></text:span><text:span text:style-name="T53_3">team</text:span><text:span text:style-name="T53_4"><text:s/></text:span><text:span text:style-name="T53_5">members</text:span><text:span text:style-name="T53_6"><text:s/></text:span><text:span text:style-name="T53_7">are</text:span><text:span text:style-name="T53_8"><text:s/></text:span><text:span text:style-name="T53_9">part</text:span><text:span text:style-name="T53_10">-</text:span><text:span text:style-name="T53_11">time</text:span><text:span text:style-name="T53_12">;<text:s/></text:span><text:span text:style-name="T53_13">roughly</text:span><text:span text:style-name="T53_14">,<text:s/>13%<text:s/></text:span><text:span text:style-name="T53_15">daily</text:span><text:span text:style-name="T53_16"><text:s/></text:span><text:span text:style-name="T53_17">percentage</text:span><text:span text:style-name="T53_18"><text:s/></text:span><text:span text:style-name="T53_19">to</text:span><text:span text:style-name="T53_20"><text:s/></text:span><text:span text:style-name="T53_21">work</text:span><text:span text:style-name="T53_22"><text:s/></text:span><text:span text:style-name="T53_23">on</text:span><text:span text:style-name="T53_24"><text:s/></text:span><text:span text:style-name="T53_25">this</text:span><text:span text:style-name="T53_26"><text:s/></text:span><text:span text:style-name="T53_27">project</text:span></text:p>
            </text:list-item>
            <text:list-item>
              <text:p text:style-name="P54"><text:span text:style-name="T54_1">Assume</text:span><text:span text:style-name="T54_2"><text:s/></text:span><text:span text:style-name="T54_3">that</text:span><text:span text:style-name="T54_4"><text:s/></text:span><text:span text:style-name="T54_5">the</text:span><text:span text:style-name="T54_6"><text:s/></text:span><text:span text:style-name="T54_7">Customer</text:span><text:span text:style-name="T54_8"><text:s/></text:span><text:span text:style-name="T54_9">acknowledges</text:span><text:span text:style-name="T54_10"><text:s/></text:span><text:span text:style-name="T54_11">this</text:span><text:span text:style-name="T54_12"><text:s/></text:span><text:span text:style-name="T54_13">time</text:span><text:span text:style-name="T54_14"><text:s/></text:span><text:span text:style-name="T54_15">constraint</text:span><text:span text:style-name="T54_16">;<text:s/></text:span><text:span text:style-name="T54_17">that</text:span><text:span text:style-name="T54_18"><text:s/></text:span><text:span text:style-name="T54_19">we</text:span><text:span text:style-name="T54_20"><text:s/></text:span><text:span text:style-name="T54_21">will</text:span><text:span text:style-name="T54_22"><text:s/></text:span><text:span text:style-name="T54_23">mostly</text:span><text:span text:style-name="T54_24"><text:s/></text:span><text:span text:style-name="T54_25">likely</text:span><text:span text:style-name="T54_26"><text:s/></text:span><text:span text:style-name="T54_27">not</text:span><text:span text:style-name="T54_28"><text:s/></text:span><text:span text:style-name="T54_29">produce</text:span><text:span text:style-name="T54_30"><text:s/></text:span><text:span text:style-name="T54_31">a</text:span><text:span text:style-name="T54_32"><text:s/></text:span><text:span text:style-name="T54_33">working</text:span><text:span text:style-name="T54_34"><text:s/></text:span><text:span text:style-name="T54_35">prototype</text:span></text:p>
            </text:list-item>
          </text:list>
        </text:list-item>
        <text:list-item>
          <text:p text:style-name="P55"><text:span text:style-name="T55_1">Some</text:span><text:span text:style-name="T55_2"><text:s/></text:span><text:span text:style-name="T55_3">suggested</text:span><text:span text:style-name="T55_4"><text:s/></text:span><text:span text:style-name="T55_5">analysis</text:span><text:span text:style-name="T55_6"><text:s/></text:span><text:span text:style-name="T55_7">classes</text:span><text:span text:style-name="T55_8"><text:s/></text:span></text:p>
          <text:list>
            <text:list-item>
              <text:p text:style-name="P56"><text:span text:style-name="T56_1">Customer</text:span><text:span text:style-name="T56_2">(</text:span><text:span text:style-name="T56_3">Ticket</text:span><text:span text:style-name="T56_4"><text:s/></text:span><text:span text:style-name="T56_5">Buyer</text:span><text:span text:style-name="T56_6">):<text:s/></text:span><text:span text:style-name="T56_7">purchases</text:span><text:span text:style-name="T56_8"><text:s/></text:span><text:span text:style-name="T56_9">tickets</text:span><text:span text:style-name="T56_10">/</text:span><text:span text:style-name="T56_11">season</text:span><text:span text:style-name="T56_12"><text:s/></text:span><text:span text:style-name="T56_13">tickets</text:span></text:p>
            </text:list-item>
            <text:list-item>
              <text:p text:style-name="P57"><text:span text:style-name="T57_1">Ticket</text:span><text:span text:style-name="T57_2"><text:s/></text:span><text:span text:style-name="T57_3">Seller</text:span><text:span text:style-name="T57_4">(</text:span><text:span text:style-name="T57_5">User</text:span><text:span text:style-name="T57_6">)<text:s/></text:span><text:span text:style-name="T57_7">user</text:span><text:span text:style-name="T57_8"><text:s/></text:span><text:span text:style-name="T57_9">of</text:span><text:span text:style-name="T57_10"><text:s/></text:span><text:span text:style-name="T57_11">the</text:span><text:span text:style-name="T57_12"><text:s/></text:span><text:span text:style-name="T57_13">application</text:span><text:span text:style-name="T57_14"><text:s/></text:span><text:span text:style-name="T57_15">that</text:span><text:span text:style-name="T57_16"><text:s/></text:span><text:span text:style-name="T57_17">gathers</text:span><text:span text:style-name="T57_18"><text:s/></text:span><text:span text:style-name="T57_19">customer</text:span><text:span text:style-name="T57_20"><text:s/></text:span><text:span text:style-name="T57_21">information</text:span></text:p>
            </text:list-item>
            <text:list-item>
              <text:p text:style-name="P58"><text:span text:style-name="T58_1">Ticket</text:span><text:span text:style-name="T58_2">:<text:s/></text:span><text:span text:style-name="T58_3">the</text:span><text:span text:style-name="T58_4"><text:s/></text:span><text:span text:style-name="T58_5">object</text:span><text:span text:style-name="T58_6"><text:s/></text:span><text:span text:style-name="T58_7">being</text:span><text:span text:style-name="T58_8"><text:s/></text:span><text:span text:style-name="T58_9">purchased</text:span><text:span text:style-name="T58_10"><text:s/></text:span><text:span text:style-name="T58_11">by</text:span><text:span text:style-name="T58_12"><text:s/></text:span><text:span text:style-name="T58_13">the</text:span><text:span text:style-name="T58_14"><text:s/></text:span><text:span text:style-name="T58_15">customer</text:span></text:p>
            </text:list-item>
            <text:list-item>
              <text:p text:style-name="P59"><text:span text:style-name="T59_1">Ticket</text:span><text:span text:style-name="T59_2"><text:s/></text:span><text:span text:style-name="T59_3">Selling</text:span><text:span text:style-name="T59_4"><text:s/></text:span><text:span text:style-name="T59_5">System</text:span><text:span text:style-name="T59_6">(</text:span><text:span text:style-name="T59_7">GUI</text:span><text:span text:style-name="T59_8">)</text:span><text:span text:style-name="T59_9">:<text:s/></text:span><text:span text:style-name="T59_10">the</text:span><text:span text:style-name="T59_11"><text:s/></text:span><text:span text:style-name="T59_12">layout</text:span><text:span text:style-name="T59_13"><text:s/></text:span><text:span text:style-name="T59_14">of</text:span><text:span text:style-name="T59_15"><text:s/></text:span><text:span text:style-name="T59_16">the</text:span><text:span text:style-name="T59_17"><text:s/></text:span><text:span text:style-name="T59_18">system</text:span><text:span text:style-name="T59_19"><text:s/></text:span><text:span text:style-name="T59_20">for</text:span><text:span text:style-name="T59_21"><text:s/></text:span><text:span text:style-name="T59_22">the</text:span><text:span text:style-name="T59_23"><text:s/></text:span><text:span text:style-name="T59_24">user</text:span></text:p>
              <text:list>
                <text:list-item>
                  <text:p text:style-name="P60"><text:span text:style-name="T60_1">Seat</text:span><text:span text:style-name="T60_2"><text:s/></text:span><text:span text:style-name="T60_3">Availability</text:span><text:span text:style-name="T60_4"><text:s/></text:span><text:span text:style-name="T60_5">Management</text:span></text:p>
                </text:list-item>
              </text:list>
            </text:list-item>
            <text:list-item>
              <text:p text:style-name="P61"><text:span text:style-name="T61_1">Ticket</text:span><text:span text:style-name="T61_2"><text:s/></text:span><text:span text:style-name="T61_3">Data</text:span><text:span text:style-name="T61_4">base</text:span><text:span text:style-name="T61_5">:<text:s/></text:span><text:span text:style-name="T61_6">queries</text:span><text:span text:style-name="T61_7"><text:s/></text:span><text:span text:style-name="T61_8">can</text:span><text:span text:style-name="T61_9"><text:s/></text:span><text:span text:style-name="T61_10">be</text:span><text:span text:style-name="T61_11"><text:s/></text:span><text:span text:style-name="T61_12">made</text:span><text:span text:style-name="T61_13"><text:s/></text:span><text:span text:style-name="T61_14">against</text:span><text:span text:style-name="T61_15"><text:s/></text:span><text:span text:style-name="T61_16">the</text:span><text:span text:style-name="T61_17"><text:s/></text:span><text:span text:style-name="T61_18">database</text:span><text:span text:style-name="T61_19"><text:s/></text:span><text:span text:style-name="T61_20">to</text:span><text:span text:style-name="T61_21"><text:s/></text:span><text:span text:style-name="T61_22">update</text:span><text:span text:style-name="T61_23"><text:s/></text:span><text:span text:style-name="T61_24">availability</text:span><text:span text:style-name="T61_25"><text:s/></text:span><text:span text:style-name="T61_26">of</text:span><text:span text:style-name="T61_27"><text:s/></text:span><text:span text:style-name="T61_28">tickets</text:span></text:p>
            </text:list-item>
          </text:list>
        </text:list-item>
        <text:list-item>
          <text:p text:style-name="P62"><text:span text:style-name="T62_1">Communication</text:span><text:span text:style-name="T62_2"><text:s/></text:span><text:span text:style-name="T62_3">method</text:span></text:p>
          <text:list>
            <text:list-item>
              <text:p text:style-name="P63"><text:span text:style-name="T63_1">Mostly</text:span><text:span text:style-name="T63_2"><text:s/></text:span><text:span text:style-name="T63_3">through</text:span><text:span text:style-name="T63_4"><text:s/></text:span><text:span text:style-name="T63_5">email</text:span><text:span text:style-name="T63_6">,<text:s/></text:span><text:span text:style-name="T63_7">meeting</text:span><text:span text:style-name="T63_8"><text:s/></text:span><text:span text:style-name="T63_9">for</text:span><text:span text:style-name="T63_10"><text:s/></text:span><text:span text:style-name="T63_11">a</text:span><text:span text:style-name="T63_12"><text:s/></text:span><text:span text:style-name="T63_13">brief</text:span><text:span text:style-name="T63_14"><text:s/></text:span><text:span text:style-name="T63_15">weekly</text:span><text:span text:style-name="T63_16"><text:s/></text:span><text:span text:style-name="T63_17">meeting</text:span><text:span text:style-name="T63_18">???</text:span></text:p>
            </text:list-item>
            <text:list-item>
              <text:p text:style-name="P64"><text:span text:style-name="T64_1">conference</text:span><text:span text:style-name="T64_2"><text:s/></text:span><text:span text:style-name="T64_3">calls</text:span><text:span text:style-name="T64_4">/</text:span><text:span text:style-name="T64_5">hangouts</text:span><text:span text:style-name="T64_6">(</text:span><text:span text:style-name="T64_7">Uber</text:span><text:span text:style-name="T64_8"><text:s/></text:span><text:span text:style-name="T64_9">Conference</text:span><text:span text:style-name="T64_10">)</text:span></text:p>
            </text:list-item>
          </text:list>
        </text:list-item>
        <text:list-item>
          <text:p text:style-name="P65"><text:span text:style-name="T65_1">An</text:span><text:span text:style-name="T65_2"><text:s/></text:span><text:span text:style-name="T65_3">idea</text:span><text:span text:style-name="T65_4"><text:s/></text:span><text:span text:style-name="T65_5">of</text:span><text:span text:style-name="T65_6"><text:s/></text:span><text:span text:style-name="T65_7">how</text:span><text:span text:style-name="T65_8"><text:s/></text:span><text:span text:style-name="T65_9">we</text:span><text:span text:style-name="T65_10">’</text:span><text:span text:style-name="T65_11">ll</text:span><text:span text:style-name="T65_12"><text:s/></text:span><text:span text:style-name="T65_13">start</text:span></text:p>
          <text:list>
            <text:list-item>
              <text:p text:style-name="P66"><text:bookmark-start text:name="h.gjdgxs"/><text:bookmark-end text:name="h.gjdgxs"/><text:span text:style-name="T66_1">Kickoff</text:span><text:span text:style-name="T66_2"><text:s/></text:span><text:span text:style-name="T66_3">Meeting</text:span><text:span text:style-name="T66_4"><text:s/></text:span><text:span text:style-name="T66_5">in</text:span><text:span text:style-name="T66_6"><text:s/></text:span><text:span text:style-name="T66_7">person</text:span><text:span text:style-name="T66_8">/</text:span><text:span text:style-name="T66_9">conference</text:span><text:span text:style-name="T66_10"><text:s/></text:span><text:span text:style-name="T66_11">cal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8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8%" fo:margin-top="0.847cm" fo:margin-bottom="0.282cm" fo:keep-with-next="always" fo:keep-together="always" style:writing-mode="lr-tb"/>
      <style:text-properties fo:color="#345a8a" style:font-name="Calibri" fo:font-size="16pt" style:font-name-asian="Calibri" style:font-size-asian="16pt" style:font-name-complex="Calibri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8%" fo:margin-top="0.353cm" fo:margin-bottom="0.282cm" fo:keep-with-next="always" fo:keep-together="always" style:writing-mode="lr-tb"/>
      <style:text-properties fo:color="#4f81bd" style:font-name="Calibri" fo:font-size="13pt" style:font-name-asian="Calibri" style:font-size-asian="13pt" style:font-name-complex="Calibri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8%" fo:margin-top="0.353cm" fo:margin-bottom="0.282cm" fo:keep-with-next="always" fo:keep-together="always" style:writing-mode="lr-tb"/>
      <style:text-properties fo:color="#4f81bd" style:font-name="Calibri" fo:font-size="12pt" style:font-name-asian="Calibri" style:font-size-asian="12pt" style:font-name-complex="Calibri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8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8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8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8%" fo:margin-top="0cm" fo:margin-bottom="0.529cm" fo:keep-with-next="always" fo:keep-together="always" style:writing-mode="lr-tb"/>
      <style:text-properties fo:color="#17365d" style:font-name="Calibri" fo:font-size="26pt" style:font-name-asian="Calibri" style:font-size-asian="26pt" style:font-name-complex="Calibri" style:font-size-complex="26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08%" fo:margin-top="0cm" fo:margin-bottom="0.282cm" fo:keep-with-next="always" fo:keep-together="always" style:writing-mode="lr-tb"/>
      <style:text-properties fo:font-style="italic" style:font-style-asian="italic" style:font-style-complex="italic" fo:color="#4f81bd"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font-name="Arial" style:font-name-asian="Arial" style:font-name-complex="Arial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font-name="Arial" style:font-name-asian="Arial" style:font-name-complex="Arial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font-name="Arial" style:font-name-asian="Arial" style:font-name-complex="Arial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font-name="Arial" style:font-name-asian="Arial" style:font-name-complex="Arial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font-name="Arial" style:font-name-asian="Arial" style:font-name-complex="Arial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font-name="Arial" style:font-name-asian="Arial" style:font-name-complex="Arial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font-name="Arial" style:font-name-asian="Arial" style:font-name-complex="Arial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font-name="Arial" style:font-name-asian="Arial" style:font-name-complex="Arial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